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color="#ed7d31" fo:font-size="14pt" style:font-size-asian="14pt" style:font-size-complex="14pt"/>
    </style:style>
    <style:style style:name="P2" style:family="paragraph" style:parent-style-name="Standard">
      <style:text-properties fo:color="#ed7d31" fo:font-size="12pt" style:font-size-asian="12pt" style:font-size-complex="12pt"/>
    </style:style>
    <style:style style:name="P3" style:family="paragraph" style:parent-style-name="Standard">
      <style:text-properties fo:color="#ff0000" fo:font-size="12pt" style:font-size-asian="12pt" style:font-size-complex="12pt"/>
    </style:style>
    <style:style style:name="P4" style:family="paragraph" style:parent-style-name="Standard">
      <style:text-properties fo:color="#ff6633" fo:font-size="14pt" style:font-size-asian="14pt" style:font-size-complex="14pt"/>
    </style:style>
    <style:style style:name="P5" style:family="paragraph" style:parent-style-name="Standard">
      <style:text-properties fo:font-size="12pt" style:font-size-asian="12pt" style:font-size-complex="12pt"/>
    </style:style>
    <style:style style:name="P6" style:family="paragraph" style:parent-style-name="Párrafo_20_de_20_lista">
      <style:paragraph-properties fo:margin-left="0cm" fo:margin-right="0cm" fo:text-indent="0cm" style:auto-text-indent="false">
        <style:tab-stops/>
      </style:paragraph-properties>
      <style:text-properties fo:color="#ff0000" fo:font-size="12pt" style:font-size-asian="12pt" style:font-size-complex="12pt"/>
    </style:style>
    <style:style style:name="P7" style:family="paragraph" style:parent-style-name="Text_20_body">
      <style:paragraph-properties fo:text-align="center" style:justify-single-word="false"/>
    </style:style>
    <style:style style:name="P8" style:family="paragraph" style:parent-style-name="Text_20_body">
      <style:text-properties fo:color="#ff6633" fo:font-size="14pt" style:font-size-asian="14pt" style:font-size-complex="14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800000" fo:font-size="12pt" style:font-size-asian="12pt" style:font-size-complex="12pt"/>
    </style:style>
    <style:style style:name="P11" style:family="paragraph" style:parent-style-name="Text_20_body">
      <style:paragraph-properties fo:margin-left="1.244cm" fo:margin-right="0cm" fo:text-indent="0cm" style:auto-text-indent="false">
        <style:tab-stops/>
      </style:paragraph-properties>
    </style:style>
    <style:style style:name="P12" style:family="paragraph" style:parent-style-name="Text_20_body">
      <style:paragraph-properties fo:margin-left="2.498cm" fo:margin-right="0cm" fo:text-indent="0cm" style:auto-text-indent="false">
        <style:tab-stops/>
      </style:paragraph-properties>
      <style:text-properties fo:color="#000000" fo:font-size="12pt" style:font-size-asian="12pt" style:font-size-complex="12pt"/>
    </style:style>
    <style:style style:name="P13" style:family="paragraph" style:parent-style-name="Text_20_body">
      <style:paragraph-properties fo:margin-left="2.498cm" fo:margin-right="0cm" fo:text-indent="0cm" style:auto-text-indent="false">
        <style:tab-stops/>
      </style:paragraph-properties>
      <style:text-properties fo:font-size="12pt" style:font-size-asian="12pt" style:font-size-complex="12pt"/>
    </style:style>
    <style:style style:name="P14" style:family="paragraph" style:parent-style-name="Text_20_body">
      <style:paragraph-properties fo:margin-left="1.249cm" fo:margin-right="0cm" fo:text-indent="0cm" style:auto-text-indent="false">
        <style:tab-stops/>
      </style:paragraph-properties>
    </style:style>
    <style:style style:name="P15" style:family="paragraph" style:parent-style-name="Text_20_body">
      <style:paragraph-properties fo:margin-left="2.519cm" fo:margin-right="0cm" fo:text-indent="0cm" style:auto-text-indent="false">
        <style:tab-stops/>
      </style:paragraph-properties>
      <style:text-properties fo:font-size="12pt" style:font-size-asian="12pt" style:font-size-complex="12pt"/>
    </style:style>
    <style:style style:name="P16" style:family="paragraph" style:parent-style-name="Text_20_body">
      <style:paragraph-properties fo:margin-left="0cm" fo:margin-right="0cm" fo:text-indent="1.249cm" style:auto-text-indent="false"/>
    </style:style>
    <style:style style:name="P17" style:family="paragraph" style:parent-style-name="Text_20_body">
      <style:paragraph-properties fo:margin-left="2.487cm" fo:margin-right="0cm" fo:text-indent="0cm" style:auto-text-indent="false">
        <style:tab-stops/>
      </style:paragraph-properties>
      <style:text-properties fo:font-size="12pt" style:font-size-asian="12pt" style:font-size-complex="12pt"/>
    </style:style>
    <style:style style:name="P18" style:family="paragraph" style:parent-style-name="Standard">
      <style:text-properties fo:color="#ed7d31" fo:font-size="14pt" style:font-size-asian="14pt" style:font-size-complex="14pt"/>
    </style:style>
    <style:style style:name="P19" style:family="paragraph" style:parent-style-name="Título_20_1">
      <style:paragraph-properties fo:text-align="center" style:justify-single-word="false"/>
      <style:text-properties fo:font-size="48pt" style:font-size-asian="48pt" style:font-size-complex="48pt"/>
    </style:style>
    <style:style style:name="P20" style:family="paragraph" style:parent-style-name="Título_20_1">
      <style:paragraph-properties fo:text-align="center" style:justify-single-word="false"/>
    </style:style>
    <style:style style:name="P21" style:family="paragraph" style:parent-style-name="Título_20_1" style:master-page-name="MP0">
      <style:paragraph-properties fo:text-align="center" style:justify-single-word="false" style:page-number="auto" fo:break-before="page"/>
      <style:text-properties fo:font-size="48pt" style:font-size-asian="48pt" style:font-size-complex="48pt"/>
    </style:style>
    <style:style style:name="P22" style:family="paragraph" style:parent-style-name="Párrafo_20_de_20_lista" style:list-style-name="WWNum1"/>
    <style:style style:name="P23" style:family="paragraph" style:parent-style-name="Párrafo_20_de_20_lista" style:list-style-name="WWNum1">
      <style:text-properties fo:color="#000000" fo:font-size="12pt" style:font-size-asian="12pt" style:font-size-complex="12pt"/>
    </style:style>
    <style:style style:name="P24" style:family="paragraph" style:parent-style-name="Párrafo_20_de_20_lista" style:list-style-name="WWNum2"/>
    <style:style style:name="P25" style:family="paragraph" style:parent-style-name="Párrafo_20_de_20_lista" style:list-style-name="WWNum2">
      <style:text-properties fo:font-size="12pt" style:font-size-asian="12pt" style:font-size-complex="12pt"/>
    </style:style>
    <style:style style:name="P26" style:family="paragraph" style:parent-style-name="Text_20_body" style:list-style-name="L1"/>
    <style:style style:name="P27" style:family="paragraph" style:parent-style-name="Text_20_body" style:list-style-name="L1">
      <style:text-properties fo:color="#000000" fo:font-size="12pt" style:font-size-asian="12pt" style:font-size-complex="12pt"/>
    </style:style>
    <style:style style:name="P28" style:family="paragraph" style:parent-style-name="Text_20_body" style:list-style-name="L2">
      <style:text-properties fo:font-size="12pt" style:font-size-asian="12pt" style:font-size-complex="12pt"/>
    </style:style>
    <style:style style:name="P29" style:family="paragraph" style:parent-style-name="Text_20_body" style:list-style-name="L3">
      <style:text-properties fo:font-size="12pt" style:font-size-asian="12pt" style:font-size-complex="12pt"/>
    </style:style>
    <style:style style:name="P30" style:family="paragraph" style:parent-style-name="Text_20_body" style:list-style-name="L4">
      <style:text-properties fo:font-size="12pt" style:font-size-asian="12pt" style:font-size-complex="12pt"/>
    </style:style>
    <style:style style:name="P31" style:family="paragraph" style:parent-style-name="Text_20_body" style:list-style-name="L5">
      <style:text-properties fo:font-size="12pt" style:font-size-asian="12pt" style:font-size-complex="12pt"/>
    </style:style>
    <style:style style:name="P32" style:family="paragraph" style:parent-style-name="Text_20_body" style:list-style-name="L6">
      <style:text-properties fo:font-size="12pt" style:font-size-asian="12pt" style:font-size-complex="12pt"/>
    </style:style>
    <style:style style:name="P33" style:family="paragraph" style:parent-style-name="Text_20_body" style:list-style-name="L7">
      <style:text-properties fo:font-size="12pt" style:font-size-asian="12pt" style:font-size-complex="12pt"/>
    </style:style>
    <style:style style:name="P34" style:family="paragraph" style:parent-style-name="Text_20_body" style:list-style-name="L8">
      <style:text-properties fo:font-size="12pt" style:font-size-asian="12pt" style:font-size-complex="12pt"/>
    </style:style>
    <style:style style:name="P35" style:family="paragraph" style:parent-style-name="Text_20_body" style:list-style-name="L9">
      <style:text-properties fo:font-size="12pt" style:font-size-asian="12pt" style:font-size-complex="12pt"/>
    </style:style>
    <style:style style:name="P36" style:family="paragraph" style:parent-style-name="Text_20_body" style:list-style-name="L10">
      <style:text-properties fo:font-size="12pt" style:font-size-asian="12pt" style:font-size-complex="12pt"/>
    </style:style>
    <style:style style:name="T1" style:family="text">
      <style:text-properties fo:color="#ed7d31" fo:font-size="14pt" style:font-size-asian="14pt" style:font-size-complex="14pt"/>
    </style:style>
    <style:style style:name="T2" style:family="text">
      <style:text-properties fo:color="#ed7d31" fo:font-size="12pt" style:font-size-asian="12pt" style:font-size-complex="12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fo:font-size="12pt" style:font-size-asian="12pt" style:font-size-complex="12pt"/>
    </style:style>
    <style:style style:name="T6" style:family="text">
      <style:text-properties fo:color="#ff3333" fo:font-size="12pt" style:font-size-asian="12pt" style:font-size-complex="12pt"/>
    </style:style>
    <style:style style:name="T7" style:family="text">
      <style:text-properties fo:color="#ff6600" fo:font-size="12pt" style:font-size-asian="12pt" style:font-size-complex="12pt"/>
    </style:style>
    <style:style style:name="T8" style:family="text">
      <style:text-properties fo:color="#800000" fo:font-size="12pt" style:font-size-asian="12pt" style:font-size-complex="12pt"/>
    </style:style>
    <style:style style:name="T9" style:family="text">
      <style:text-properties fo:color="#ff0000"/>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3.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0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3.889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699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509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19" text:outline-level="1"/>
      <text:h text:style-name="P19" text:outline-level="1">SUSTITUCIONES</text:h>
      <text:p text:style-name="Standard"/>
      <text:h text:style-name="P19" text:outline-level="1"/>
      <text:h text:style-name="P19" text:outline-level="1">DE</text:h>
      <text:h text:style-name="P19" text:outline-level="1"/>
      <text:h text:style-name="P19" text:outline-level="1">PROFESORES</text:h>
      <text:p text:style-name="Standard"/>
      <text:p text:style-name="Standard"/>
      <text:p text:style-name="Standard"/>
      <text:p text:style-name="Standard"/>
      <text:p text:style-name="Standard"/>
      <text:p text:style-name="Standard"/>
      <text:p text:style-name="Standard"/>
      <text:p text:style-name="Standard"/>
      <text:h text:style-name="P20" text:outline-level="1"><text:soft-page-break/></text:h>
      <text:h text:style-name="P20" text:outline-level="1">ESTUDIO INICIAL</text:h>
      <text:p text:style-name="Standard"/>
      <text:p text:style-name="Standard"><text:span text:style-name="Fuente_20_de_20_párrafo_20_predeter."><text:span text:style-name="T1">Introducción:</text:span></text:span><text:span text:style-name="Fuente_20_de_20_párrafo_20_predeter."><text:span text:style-name="T3"> </text:span></text:span><text:span text:style-name="Fuente_20_de_20_párrafo_20_predeter."><text:span text:style-name="T4">En la Escuela Virgen de Guadalupe se ha encontrado la necesidad de controlar las horas de guardia que se </text:span></text:span><text:span text:style-name="Fuente_20_de_20_párrafo_20_predeter."><text:span text:style-name="T4">realizan por causa de falta de alguno de los profesores.</text:span></text:span></text:p>
      <text:p text:style-name="Standard"><text:span text:style-name="Fuente_20_de_20_párrafo_20_predeter."><text:span text:style-name="T1">Objetivo: </text:span></text:span><text:span text:style-name="Fuente_20_de_20_párrafo_20_predeter."><text:span text:style-name="T5">El objetivo de esta aplicación es que el centro pueda tener controladas todas las sustituciones que tienen que hacer los profesores y evitar que ninguna clase quede sin atención al igual qu</text:span></text:span><text:span text:style-name="Fuente_20_de_20_párrafo_20_predeter."><text:span text:style-name="T5">e controlar el total de guardias que ha realizado cada profesor, ya que como tenemos varios en cada hora, siempre hay que asignársela al que menos lleva.</text:span></text:span></text:p>
      <text:p text:style-name="P1">Estudio Detallado:</text:p>
      <text:list xml:id="list1734311564601994060" text:style-name="WWNum1">
        <text:list-item>
          <text:p text:style-name="P23">En un primer momento lo que necesitamos saber es el número de profesores que tenemos en el curso actual.</text:p>
        </text:list-item>
        <text:list-item>
          <text:p text:style-name="P23">A principio de curso se elabora un calendario de guardias que no va a cambiar durante el curso, el calendario es semanal y está dividido por las horas de clase de 8:20 – 14:00 (6 horas).</text:p>
        </text:list-item>
        <text:list-item>
          <text:p text:style-name="P23">El proceso de asignación se realiza por parte del jefe de estudios, este comprueba que profesores tienen horas libres y asigna normalmente a 2 profesores para hacer guardia en esa hora.</text:p>
        </text:list-item>
        <text:list-item>
          <text:p text:style-name="P23">El jefe de estudios dispone de un documento donde se almacenan el número de guardias totales realizadas por los profesores, para igualar el número de guardias realizadas entre los dos del mismo “grupo” “hora”.</text:p>
        </text:list-item>
        <text:list-item>
          <text:p text:style-name="P22"><text:span text:style-name="Fuente_20_de_20_párrafo_20_predeter."><text:span text:style-name="T5">En la última hora de clase de 13:00 – 14:00</text:span></text:span><text:span text:style-name="Fuente_20_de_20_párrafo_20_predeter."><text:span text:style-name="T6"> </text:span></text:span><text:span text:style-name="Fuente_20_de_20_párrafo_20_predeter."><text:span text:style-name="T5">cabe la posibilidad de que solo se tenga a un profesor de guardia.</text:span></text:span></text:p>
        </text:list-item>
        <text:list-item>
          <text:p text:style-name="P23">Durante la semana <text:s/>cada profesor solo puede realizar 1 o 2 horas de guardia.</text:p>
        </text:list-item>
        <text:list-item>
          <text:p text:style-name="P23">Cuando un profesor falta deja tareas para sus alumnos, estás serán entregadas al encargado de este proceso que en este caso es el jefe de estudios, es este el encargado de proporcionar al profesor de guardia las tareas para que pueda comunicarlas a los alumnos. (Anexo 1)</text:p>
        </text:list-item>
        <text:list-item>
          <text:p text:style-name="P23">Por otra parte también se tiene almacenad el número total de guardias realizadas en el curso por cada profesor.</text:p>
        </text:list-item>
      </text:list>
      <text:p text:style-name="P3"/>
      <text:p text:style-name="P1"/>
      <text:p text:style-name="P1"/>
      <text:p text:style-name="P1"/>
      <text:p text:style-name="P1"><text:soft-page-break/>Recursos:</text:p>
      <text:list xml:id="list942739664820712625" text:style-name="WWNum2">
        <text:list-item>
          <text:p text:style-name="P25">Información de los profesores y las secciones que obtendremos de rayuela en documento de tipo Excel.</text:p>
        </text:list-item>
      </text:list>
      <text:p text:style-name="P6"/>
      <text:p text:style-name="P4">Estudio de Documentos:</text:p>
      <text:list xml:id="list31606859" text:continue-numbering="true" text:style-name="WWNum2">
        <text:list-item>
          <text:p text:style-name="P25">Horario de clases y horas libres de cada profesor: calendario semanal que se muestra indicando el cabecera el nombre del profesor y dividido por días con las horas de docencia y libres de cada profesor.</text:p>
        </text:list-item>
        <text:list-item>
          <text:p text:style-name="P24"><text:span text:style-name="Fuente_20_de_20_párrafo_20_predeter."><text:span text:style-name="T5">Calendario con los días </text:span></text:span><text:span text:style-name="Fuente_20_de_20_párrafo_20_predeter."><text:span text:style-name="T5">lectivos del curso: el calendario se muestra indicando el mes en la cabecera y dividido en días indicando aquellos de los cuales son hábiles.</text:span></text:span></text:p>
        </text:list-item>
      </text:list>
      <text:p text:style-name="P2"><text:tab/></text:p>
      <text:p text:style-name="Standard"><text:span text:style-name="Fuente_20_de_20_párrafo_20_predeter."><text:span text:style-name="T2"><text:tab/>Anexo 1</text:span></text:span><text:span text:style-name="Fuente_20_de_20_párrafo_20_predeter."><text:span text:style-name="T4">: Documento con las tareas o ejercicios proporcionados por el profesor </text:span></text:span><text:span text:style-name="Fuente_20_de_20_párrafo_20_predeter."><text:span text:style-name="T4"><text:tab/></text:span></text:span><text:span text:style-name="Fuente_20_de_20_párrafo_20_predeter."><text:span text:style-name="T4"><text:tab/>que falta.</text:span></text:span> <text:s text:c="57"/></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 text:outline-level="1"><text:soft-page-break/></text:h>
      <text:h text:style-name="P20" text:outline-level="1">ESTUDIO DETALLADO</text:h>
      <text:p text:style-name="P7"/>
      <text:p text:style-name="P8">Procesos:</text:p>
      <text:p text:style-name="P11"><text:span text:style-name="Fuente_20_de_20_párrafo_20_predeter."><text:span text:style-name="T5">Proceso </text:span></text:span><text:span text:style-name="Fuente_20_de_20_párrafo_20_predeter."><text:span text:style-name="T7">0</text:span></text:span><text:span text:style-name="Fuente_20_de_20_párrafo_20_predeter."><text:span text:style-name="T5">. Instalación de la aplicación, creación de usuarios (Administrador y Gestor) y la base de datos.</text:span></text:span></text:p>
      <text:p text:style-name="P12">El usuario Administrador se asignará en un principio al responsable de la zona de informática, encargado del mantenimiento. Realizará tareas de obtención de datos e importación de estos (proceso 1.-,2.-).</text:p>
      <text:p text:style-name="P12">El usuario Gestor se asignará al jefe de estudios, sus tareas serán aquellas relacionadas con la gestión y control del proceso de asignación de profesores en el calendario de sustituciones (proceso 3.-,4.-,5.-,6.-).</text:p>
      <text:p text:style-name="Text_20_body"><text:span text:style-name="Fuente_20_de_20_párrafo_20_predeter."><text:span text:style-name="T5"><text:tab/></text:span></text:span><text:span text:style-name="Fuente_20_de_20_párrafo_20_predeter."><text:span text:style-name="T7">1.-</text:span></text:span><text:span text:style-name="Fuente_20_de_20_párrafo_20_predeter."><text:span text:style-name="T5"> Acceso y Gestión de Usuarios</text:span></text:span></text:p>
      <text:list xml:id="list4800993899293862" text:style-name="L1">
        <text:list-item>
          <text:p text:style-name="P27">Se accederá a la aplicación mediante un formulario de identificación de usuarios, que será la página inicial, nadie tendrá acceso si no está registrado.</text:p>
        </text:list-item>
        <text:list-item>
          <text:p text:style-name="P26"><text:span text:style-name="Fuente_20_de_20_párrafo_20_predeter."><text:span text:style-name="T5">La primera vez que el usuario “Admin” acceda</text:span></text:span><text:span text:style-name="Fuente_20_de_20_párrafo_20_predeter."><text:span text:style-name="T8"> </text:span></text:span><text:span text:style-name="Fuente_20_de_20_párrafo_20_predeter."><text:span text:style-name="T5">tendrá que cambiar la contraseña por seguridad.</text:span></text:span></text:p>
        </text:list-item>
      </text:list>
      <text:p text:style-name="Text_20_body"><text:span text:style-name="Fuente_20_de_20_párrafo_20_predeter."><text:span text:style-name="T8"><text:tab/></text:span></text:span><text:span text:style-name="Fuente_20_de_20_párrafo_20_predeter."><text:span text:style-name="T7">2.-</text:span></text:span><text:span text:style-name="Fuente_20_de_20_párrafo_20_predeter."><text:span text:style-name="T8"> </text:span></text:span><text:span text:style-name="Fuente_20_de_20_párrafo_20_predeter."><text:span text:style-name="T5">Almacenamiento de Datos</text:span></text:span></text:p>
      <text:list xml:id="list6207282719487460322" text:style-name="L2">
        <text:list-item>
          <text:p text:style-name="P28">El administrador se encarga de recoger de rayuela la información de los profesores y las secciones educativas registradas en ese año lectivo (será proporcionados en un archivo de tipo Excel).</text:p>
        </text:list-item>
        <text:list-item>
          <text:p text:style-name="P28">Al acceder a la aplicación se tendrán que guardar primero, los datos de los profesores y en segundo lugar las secciones, para ello se tendrán las opciones de “importar datos profesor” y “importar datos secciones” con las cuales tras seleccionar el archivo “Excel.xls” estos datos quedarán almacenados.</text:p>
        </text:list-item>
        <text:list-item>
          <text:p text:style-name="P28">Por otra parte, como archivos fuera de la aplicación se tendrá un calendario escolar con los días lectivos del curso y un calendario semanal con el horario de los profesores.</text:p>
        </text:list-item>
      </text:list>
      <text:p text:style-name="P14"><text:span text:style-name="Fuente_20_de_20_párrafo_20_predeter."><text:span text:style-name="T7">3.-</text:span></text:span><text:span text:style-name="Fuente_20_de_20_párrafo_20_predeter."><text:span text:style-name="T5"> Mantenimiento de Secciones</text:span></text:span></text:p>
      <text:list xml:id="list1032763904366273946" text:style-name="L3">
        <text:list-item>
          <text:p text:style-name="P29">Tendremos un proceso en el que se muestren todas las secciones educativas dando la opción en cada una de ellas de modificar y borrar. También se tendrá la opción de añadir una nueva sección.</text:p>
        </text:list-item>
      </text:list>
      <text:list xml:id="list6097873426725984217" text:style-name="L4">
        <text:list-item>
          <text:p text:style-name="P30">Alta Sección: al seleccionarla nos llevará a una página donde se introducirán los datos.</text:p>
        </text:list-item>
        <text:list-item>
          <text:p text:style-name="P30">Modificar Sección: al seleccionarla nos llevará a una página donde se indicará la sección a modificar.</text:p>
        </text:list-item>
        <text:list-item>
          <text:p text:style-name="P30">Borrar Sección: Mostrará un mensaje</text:p>
        </text:list-item>
      </text:list>
      <text:p text:style-name="P14"><text:soft-page-break/><text:span text:style-name="Fuente_20_de_20_párrafo_20_predeter."><text:span text:style-name="T7">4.-</text:span></text:span><text:span text:style-name="Fuente_20_de_20_párrafo_20_predeter."><text:span text:style-name="T4"> Mantenimiento Profesores</text:span></text:span></text:p>
      <text:list xml:id="list5607223217628116698" text:style-name="L5">
        <text:list-item>
          <text:p text:style-name="P31">Este proceso mostrará todos los profesores y teniendo en cuenta las posibilidades de que un profesor cause baje temporal, se jubile o se incorporé uno nuevo tendremos 3 opciones en cada profesor que nos permitirán modificar, borrar y añadir:</text:p>
        </text:list-item>
      </text:list>
      <text:list xml:id="list4164632782952023160" text:style-name="L6">
        <text:list-item>
          <text:p text:style-name="P32">Alta Profesor: al seleccionarla nos llevará a una página donde se introducirán todos los datos.</text:p>
        </text:list-item>
        <text:list-item>
          <text:p text:style-name="P32">Modificar Profesor: al seleccionarla nos llevará a una página donde se indicará el profesor a modificar.</text:p>
        </text:list-item>
        <text:list-item>
          <text:p text:style-name="P32">Borrar Profesor: Mostrará un mensaje.</text:p>
        </text:list-item>
      </text:list>
      <text:p text:style-name="P14"><text:span text:style-name="Fuente_20_de_20_párrafo_20_predeter."><text:span text:style-name="T7">5.-</text:span></text:span><text:span text:style-name="Fuente_20_de_20_párrafo_20_predeter."><text:span text:style-name="T4"> Asignación de Profesores</text:span></text:span></text:p>
      <text:list xml:id="list8535792336858067760" text:style-name="L7">
        <text:list-item>
          <text:p text:style-name="P33">En este proceso el encargado del manejo de la aplicación tendrá que asignar a 2 profesores que tengan la 1ª hora del primer día lectivo de la semana libre para la posible sustitución, se seguirá el mismo método para las horas y días siguientes a excepción de la 6ª hora en la que cabe la posibilidad de que se pueda asignar a un solo profesor.</text:p>
        </text:list-item>
      </text:list>
      <text:p text:style-name="P15">En el mismo día de la semana siguiente puede haber otros profesores asignados.</text:p>
      <text:list xml:id="list8647139779633019637" text:style-name="L8">
        <text:list-item>
          <text:p text:style-name="P34">Al igual tendremos una opción de modificación de guardia contemplando la posibilidad de que se pueda modificar el profesor que estará en su día/hora asignado.</text:p>
        </text:list-item>
      </text:list>
      <text:p text:style-name="P14"><text:span text:style-name="Fuente_20_de_20_párrafo_20_predeter."><text:span text:style-name="T7">6.-</text:span></text:span><text:span text:style-name="Fuente_20_de_20_párrafo_20_predeter."><text:span text:style-name="T4"> Asignación de Faltas</text:span></text:span></text:p>
      <text:list xml:id="list8850601073809602379" text:style-name="L9">
        <text:list-item>
          <text:p text:style-name="P35">Una vez confeccionado el calendario y teniendo todos los datos de los profesores registrados en el momento de una sustitución el gestor tendrá la opción de obtener el listado de todos los profesores, seleccionará aquel que falta ese día con lo que obtendrá sus datos que quedarán almacenados, al igual recogerá al profesor las tareas para sus alumnos.</text:p>
        </text:list-item>
      </text:list>
      <text:p text:style-name="Text_20_body"><text:span text:style-name="Fuente_20_de_20_párrafo_20_predeter."><text:span text:style-name="T4"><text:tab/></text:span></text:span><text:span text:style-name="Fuente_20_de_20_párrafo_20_predeter."><text:span text:style-name="T2">7.- </text:span></text:span><text:span text:style-name="Fuente_20_de_20_párrafo_20_predeter."><text:span text:style-name="T4">Asignación de Sustituciones</text:span></text:span><text:span text:style-name="Fuente_20_de_20_párrafo_20_predeter."><text:span text:style-name="T8"><text:tab/></text:span></text:span></text:p>
      <text:list xml:id="list31599509" text:style-name="L3">
        <text:list-item>
          <text:p text:style-name="P29">Una vez almacenada la falta dependiendo del día y la hora a la que se produzca, el gestor:</text:p>
        </text:list-item>
      </text:list>
      <text:list xml:id="list2452327213232198301" text:style-name="L10">
        <text:list-item>
          <text:p text:style-name="P36">Seleccionará uno de los dos profesores atendiendo a la prioridad de que se asignará la guardia a aquel que menos haya realizado, además se añadirá una guardia a su cuenta personal para el control de las mismas y un dato que indicará que el profesor tiene asignada una sustitución en ese día/hora de la semana.</text:p>
        </text:list-item>
        <text:list-item>
          <text:p text:style-name="P36">También se tendrá la opción de eliminar la asignación de sustitución con lo que se restará una guardia a su cuenta personal para el control y se eliminará el dato de que el profesor tiene asignada sustitución.</text:p>
        </text:list-item>
      </text:list>
      <text:p text:style-name="P10"/>
      <text:p text:style-name="P16"><text:soft-page-break/><text:span text:style-name="Fuente_20_de_20_párrafo_20_predeter."><text:span text:style-name="T2">8.- </text:span></text:span><text:span text:style-name="Fuente_20_de_20_párrafo_20_predeter."><text:span text:style-name="T4">Consulta de Registro de Sustituciones</text:span></text:span></text:p>
      <text:p text:style-name="P13">El gestor también podrá obtener el calendario con la asignación de profesores por horas, con el número de guardias totales realizadas que se actualizará de forma dinámica.</text:p>
      <text:p text:style-name="P9"/>
      <text:p text:style-name="Text_20_body"><text:span text:style-name="Fuente_20_de_20_párrafo_20_predeter."><text:span text:style-name="T4"><text:tab/></text:span></text:span><text:span text:style-name="Fuente_20_de_20_párrafo_20_predeter."><text:span text:style-name="T2">9.- </text:span></text:span><text:span text:style-name="Fuente_20_de_20_párrafo_20_predeter."><text:span text:style-name="T4">Gestión de Usuario Gestor</text:span></text:span></text:p>
      <text:p text:style-name="P17">En el algún momento es posible que tengamos que modificar el usuario Gestor para cambiar al encargado de la aplicación para ello tendremos un proceso de modificación del Gestor.<text:tab/></text:p>
      <text:p text:style-name="Text_20_body"><text:span text:style-name="Fuente_20_de_20_párrafo_20_predeter."><text:span text:style-name="T9"><text:tab/></text:span></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Título_20_1" style:display-name="Título 1" style:family="paragraph" style:parent-style-name="Standard" style:next-style-name="Text_20_body" style:default-outline-level="1">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2e74b5" style:font-name="Calibri Light" fo:font-size="16pt" style:font-size-asian="16pt" style:font-size-complex="16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OSE JAVIER SÁEZ  GONZÁLEZ</meta:initial-creator>
    <dc:creator>Alberto Romero</dc:creator>
    <meta:creation-date>2016-02-24T17:03:00Z</meta:creation-date>
    <dc:date>2016-05-31T11:43:22.87</dc:date>
    <meta:editing-cycles>85</meta:editing-cycles>
    <meta:editing-duration>PT6H55M29S</meta:editing-duration>
    <meta:document-statistic meta:table-count="0" meta:image-count="0" meta:object-count="0" meta:page-count="6" meta:paragraph-count="59" meta:word-count="1185" meta:character-count="70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